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99ff33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transparent" fo:border-left="0.06pt solid #ff3333" fo:border-right="none" fo:border-top="0.06pt solid #ff3333"/>
    </style:style>
    <style:style style:name="ce5" style:family="table-cell" style:parent-style-name="Default">
      <style:table-cell-properties fo:border-bottom="none" fo:background-color="transparent" fo:border-left="0.06pt solid #ff3333" fo:border-right="none" fo:border-top="none"/>
    </style:style>
    <style:style style:name="ce6" style:family="table-cell" style:parent-style-name="Default">
      <style:table-cell-properties fo:border-bottom="0.06pt solid #ff3333" fo:background-color="transparent" fo:border-left="0.06pt solid #ff3333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none" fo:border-right="0.06pt solid #ff3333" fo:border-top="0.06pt solid #ff3333"/>
    </style:style>
    <style:style style:name="ce9" style:family="table-cell" style:parent-style-name="Default">
      <style:table-cell-properties fo:border-bottom="none" fo:background-color="transparent" fo:border-left="none" fo:border-right="0.06pt solid #ff3333" fo:border-top="none"/>
    </style:style>
    <style:style style:name="ce10" style:family="table-cell" style:parent-style-name="Default">
      <style:table-cell-properties fo:border-bottom="0.06pt solid #ff3333" fo:background-color="transparent" fo:border-left="none" fo:border-right="0.06pt solid #ff3333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99ff33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cccc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19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Connections (Col, row)</text:p>
          </table:table-cell>
          <table:table-cell table:number-columns-repeated="5"/>
          <table:table-cell office:value-type="string" calcext:value-type="string">
            <text:p>Transfer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Be</text:p>
          </table:table-cell>
          <table:table-cell table:style-name="ce8"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P</text:p>
          </table:table-cell>
          <table:table-cell table:style-name="ce9" office:value-type="string" calcext:value-type="string">
            <text:p>B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</text:p>
          </table:table-cell>
          <table:table-cell table:style-name="ce10" office:value-type="string" calcext:value-type="string">
            <text:p>B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string" calcext:value-type="string">
            <text:p>Br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L-Br-P-Be-A-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SUM([.D2:.D5])" office:value-type="float" office:value="620" calcext:value-type="float">
            <text:p>620</text:p>
          </table:table-cell>
          <table:table-cell table:number-columns-repeated="3"/>
          <table:table-cell table:style-name="Default" office:value-type="string" calcext:value-type="string">
            <text:p>Be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LBr+Br_trans+BrP+P_trans+PBe+Be_trans+BeA+A_trans+AL+L_trans+LA" office:value-type="float" office:value="1200" calcext:value-type="float">
            <text:p>12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Default" office:value-type="string" calcext:value-type="string">
            <text:p>P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TOT-LA" office:value-type="float" office:value="440" calcext:value-type="float">
            <text:p>44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8" office:value-type="string" calcext:value-type="string">
            <text:p>Post cal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h</text:p>
          </table:table-cell>
          <table:table-cell table:style-name="ce7" office:value-type="string" calcext:value-type="string">
            <text:p>Parent</text:p>
          </table:table-cell>
          <table:table-cell table:style-name="ce7" office:value-type="string" calcext:value-type="string">
            <text:p>PQ</text:p>
          </table:table-cell>
          <table:table-cell table:style-name="ce7" office:value-type="string" calcext:value-type="string">
            <text:p>TransferCost</text:p>
          </table:table-cell>
          <table:table-cell table:style-name="ce7" office:value-type="string" calcext:value-type="string">
            <text:p>PrevGToPath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Fscore</text:p>
          </table:table-cell>
          <table:table-cell office:value-type="string" calcext:value-type="string">
            <text:p>closed?</text:p>
          </table:table-cell>
          <table:table-cell table:style-name="ce7" office:value-type="string" calcext:value-type="string">
            <text:p>tentativeGScore</text:p>
          </table:table-cell>
          <table:table-cell table:style-name="ce7" office:value-type="string" calcext:value-type="string">
            <text:p>GoalState</text:p>
          </table:table-cell>
          <table:table-cell table:style-name="ce7" office:value-type="string" calcext:value-type="string">
            <text:p>SkipList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</text:p>
          </table:table-cell>
          <table:table-cell table:formula="of:=IF([.C12]=&quot;L&quot;;L_trans; IF([.C12]=&quot;A&quot;;A_trans; IF([.C12]=&quot;Br&quot;;Br_trans;IF([.C12]=&quot;Be&quot;;Be_trans;IF([.C12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L" office:value-type="float" office:value="0" calcext:value-type="float">
            <text:p>0</text:p>
          </table:table-cell>
          <table:table-cell table:formula="of:=TOT-[.K12]" office:value-type="float" office:value="620" calcext:value-type="float">
            <text:p>620</text:p>
          </table:table-cell>
          <table:table-cell table:formula="of:=[.F12]+[.G12]"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table:formula="of:=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formula="of:=IF([.B13]=&quot;L&quot;;L_trans; IF([.B13]=&quot;A&quot;;A_trans; IF([.B13]=&quot;Br&quot;;Br_trans;IF([.B13]=&quot;Be&quot;;Be_trans;IF([.B13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A" office:value-type="float" office:value="180" calcext:value-type="float">
            <text:p>180</text:p>
          </table:table-cell>
          <table:table-cell table:formula="of:=TOT-[.K13]" office:value-type="float" office:value="440" calcext:value-type="float">
            <text:p>440</text:p>
          </table:table-cell>
          <table:table-cell table:formula="of:=[.D13]+[.E13]+[.F13]+[.G13]" office:value-type="float" office:value="680" calcext:value-type="float">
            <text:p>680</text:p>
          </table:table-cell>
          <table:table-cell office:value-type="string" calcext:value-type="string">
            <text:p>y</text:p>
          </table:table-cell>
          <table:table-cell table:formula="of:=[.D13]+[.E13]+[.F13]" office:value-type="float" office:value="240" calcext:value-type="float">
            <text:p>24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Br</text:p>
          </table:table-cell>
          <table:table-cell table:formula="of:=IF([.B14]=&quot;L&quot;;L_trans; IF([.B14]=&quot;A&quot;;A_trans; IF([.B14]=&quot;Br&quot;;Br_trans;IF([.B14]=&quot;Be&quot;;Be_trans;IF([.B14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14]" office:value-type="float" office:value="520" calcext:value-type="float">
            <text:p>520</text:p>
          </table:table-cell>
          <table:table-cell table:formula="of:=[.D14]+[.E14]+[.F14]+[.G14]" office:value-type="float" office:value="680" calcext:value-type="float">
            <text:p>680</text:p>
          </table:table-cell>
          <table:table-cell office:value-type="string" calcext:value-type="string">
            <text:p>y</text:p>
          </table:table-cell>
          <table:table-cell table:formula="of:=[.D14]+[.E14]+[.F14]" office:value-type="float" office:value="160" calcext:value-type="float">
            <text:p>16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Be</text:p>
          </table:table-cell>
          <table:table-cell table:style-name="ce1" table:formula="of:=IF([.B15]=&quot;L&quot;;L_trans; IF([.B15]=&quot;A&quot;;A_trans; IF([.B15]=&quot;Br&quot;;Br_trans;IF([.B15]=&quot;Be&quot;;Be_trans;IF([.B15]=&quot;P&quot;;P_trans; 0)))))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Be" office:value-type="float" office:value="240" calcext:value-type="float">
            <text:p>240</text:p>
          </table:table-cell>
          <table:table-cell table:style-name="ce1" table:formula="of:=TOT-[.K15]" office:value-type="float" office:value="620" calcext:value-type="float">
            <text:p>620</text:p>
          </table:table-cell>
          <table:table-cell table:style-name="ce14" table:formula="of:=[.D15]+[.E15]+[.F15]+[.G15]" office:value-type="float" office:value="920" calcext:value-type="float">
            <text:p>92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5]+[.E15]+[.F15]" office:value-type="float" office:value="300" calcext:value-type="float">
            <text:p>300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16]=&quot;L&quot;;L_trans; IF([.B16]=&quot;A&quot;;A_trans; IF([.B16]=&quot;Br&quot;;Br_trans;IF([.B16]=&quot;Be&quot;;Be_trans;IF([.B16]=&quot;P&quot;;P_trans; 0))))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16]" office:value-type="float" office:value="620" calcext:value-type="float">
            <text:p>620</text:p>
          </table:table-cell>
          <table:table-cell table:formula="of:=[.D16]+[.E16]+[.F16]+[.G16]" office:value-type="float" office:value="860" calcext:value-type="float">
            <text:p>860</text:p>
          </table:table-cell>
          <table:table-cell office:value-type="string" calcext:value-type="string">
            <text:p>y</text:p>
          </table:table-cell>
          <table:table-cell table:formula="of:=[.D16]+[.E16]+[.F16]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r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17]=&quot;L&quot;;L_trans; IF([.B17]=&quot;A&quot;;A_trans; IF([.B17]=&quot;Br&quot;;Br_trans;IF([.B17]=&quot;Be&quot;;Be_trans;IF([.B17]=&quot;P&quot;;P_trans; 0)))))" office:value-type="float" office:value="80" calcext:value-type="float">
            <text:p>80</text:p>
          </table:table-cell>
          <table:table-cell table:style-name="ce1" table:formula="of:=[.$J$14]" office:value-type="float" office:value="160" calcext:value-type="float">
            <text:p>160</text:p>
          </table:table-cell>
          <table:table-cell table:style-name="ce1" table:formula="of:=BrL" office:value-type="float" office:value="100" calcext:value-type="float">
            <text:p>100</text:p>
          </table:table-cell>
          <table:table-cell table:style-name="ce1" table:formula="of:=TOT-[.K17]" office:value-type="float" office:value="520" calcext:value-type="float">
            <text:p>520</text:p>
          </table:table-cell>
          <table:table-cell table:style-name="ce14" table:formula="of:=[.D17]+[.E17]+[.F17]+[.G17]" office:value-type="float" office:value="860" calcext:value-type="float">
            <text:p>8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17]+[.E17]+[.F17]" office:value-type="float" office:value="340" calcext:value-type="float">
            <text:p>340</text:p>
          </table:table-cell>
          <table:table-cell table:style-name="ce1" table:formula="of:=LBr" office:value-type="float" office:value="100" calcext:value-type="float">
            <text:p>100</text:p>
          </table:table-cell>
          <table:table-cell table:style-name="ce1" office:value-type="string" calcext:value-type="string">
            <text:p>L-Br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B18]=&quot;L&quot;;L_trans; IF([.B18]=&quot;A&quot;;A_trans; IF([.B18]=&quot;Br&quot;;Br_trans;IF([.B18]=&quot;Be&quot;;Be_trans;IF([.B18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60" calcext:value-type="float">
            <text:p>160</text:p>
          </table:table-cell>
          <table:table-cell table:style-name="ce2" table:formula="of:=BrA" office:value-type="float" office:value="200" calcext:value-type="float">
            <text:p>200</text:p>
          </table:table-cell>
          <table:table-cell table:style-name="ce2" table:formula="of:=TOT-[.K18]" office:value-type="float" office:value="520" calcext:value-type="float">
            <text:p>520</text:p>
          </table:table-cell>
          <table:table-cell table:style-name="ce15" table:formula="of:=[.D18]+[.E18]+[.F18]+[.G18]" office:value-type="float" office:value="960" calcext:value-type="float">
            <text:p>96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18]+[.E18]+[.F18]" office:value-type="float" office:value="440" calcext:value-type="float">
            <text:p>4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B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19]=&quot;L&quot;;L_trans; IF([.B19]=&quot;A&quot;;A_trans; IF([.B19]=&quot;Br&quot;;Br_trans;IF([.B19]=&quot;Be&quot;;Be_trans;IF([.B19]=&quot;P&quot;;P_trans; 0)))))" office:value-type="float" office:value="80" calcext:value-type="float">
            <text:p>80</text:p>
          </table:table-cell>
          <table:table-cell table:formula="of:=[.$J$14]" office:value-type="float" office:value="160" calcext:value-type="float">
            <text:p>16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19]" office:value-type="float" office:value="520" calcext:value-type="float">
            <text:p>520</text:p>
          </table:table-cell>
          <table:table-cell table:formula="of:=[.D19]+[.E19]+[.F19]+[.G19]" office:value-type="float" office:value="980" calcext:value-type="float">
            <text:p>980</text:p>
          </table:table-cell>
          <table:table-cell/>
          <table:table-cell table:formula="of:=[.D19]+[.E19]+[.F19]" office:value-type="float" office:value="460" calcext:value-type="float">
            <text:p>460</text:p>
          </table:table-cell>
          <table:table-cell table:formula="of:=LBr" office:value-type="float" office:value="100" calcext:value-type="float">
            <text:p>100</text:p>
          </table:table-cell>
          <table:table-cell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P</text:p>
          </table:table-cell>
          <table:table-cell table:style-name="ce2" table:formula="of:=IF([.B20]=&quot;L&quot;;L_trans; IF([.B20]=&quot;A&quot;;A_trans; IF([.B20]=&quot;Br&quot;;Br_trans;IF([.B20]=&quot;Be&quot;;Be_trans;IF([.B20]=&quot;P&quot;;P_trans; 0)))))" office:value-type="float" office:value="80" calcext:value-type="float">
            <text:p>80</text:p>
          </table:table-cell>
          <table:table-cell table:style-name="ce2" table:formula="of:=[.$J$14]" office:value-type="float" office:value="160" calcext:value-type="float">
            <text:p>160</text:p>
          </table:table-cell>
          <table:table-cell table:style-name="ce2" table:formula="of:=BrP" office:value-type="float" office:value="120" calcext:value-type="float">
            <text:p>120</text:p>
          </table:table-cell>
          <table:table-cell table:style-name="ce2" table:formula="of:=TOT-[.K20]" office:value-type="float" office:value="520" calcext:value-type="float">
            <text:p>520</text:p>
          </table:table-cell>
          <table:table-cell table:style-name="ce15" table:formula="of:=[.D20]+[.E20]+[.F20]+[.G20]" office:value-type="float" office:value="880" calcext:value-type="float">
            <text:p>88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0]+[.E20]+[.F20]" office:value-type="float" office:value="360" calcext:value-type="float">
            <text:p>36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table:formula="of:=IF([.B21]=&quot;L&quot;;L_trans; IF([.B21]=&quot;A&quot;;A_trans; IF([.B21]=&quot;Br&quot;;Br_trans;IF([.B21]=&quot;Be&quot;;Be_trans;IF([.B21]=&quot;P&quot;;P_trans; 0)))))" office:value-type="float" office:value="60" calcext:value-type="float">
            <text:p>60</text:p>
          </table:table-cell>
          <table:table-cell table:style-name="ce1" table:formula="of:=[.$J$13]" office:value-type="float" office:value="240" calcext:value-type="float">
            <text:p>240</text:p>
          </table:table-cell>
          <table:table-cell table:style-name="ce1" table:formula="of:=AL" office:value-type="float" office:value="180" calcext:value-type="float">
            <text:p>180</text:p>
          </table:table-cell>
          <table:table-cell table:style-name="ce1" table:formula="of:=TOT-[.K21]" office:value-type="float" office:value="440" calcext:value-type="float">
            <text:p>440</text:p>
          </table:table-cell>
          <table:table-cell table:style-name="ce14" table:formula="of:=[.D21]+[.E21]+[.F21]+[.G21]" office:value-type="float" office:value="920" calcext:value-type="float">
            <text:p>92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1]+[.E21]+[.F21]" office:value-type="float" office:value="480" calcext:value-type="float">
            <text:p>48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r</text:p>
          </table:table-cell>
          <table:table-cell table:style-name="ce2" table:formula="of:=IF([.B22]=&quot;L&quot;;L_trans; IF([.B22]=&quot;A&quot;;A_trans; IF([.B22]=&quot;Br&quot;;Br_trans;IF([.B22]=&quot;Be&quot;;Be_trans;IF([.B22]=&quot;P&quot;;P_trans; 0)))))" office:value-type="float" office:value="60" calcext:value-type="float">
            <text:p>60</text:p>
          </table:table-cell>
          <table:table-cell table:style-name="ce2" table:formula="of:=[.$J$13]" office:value-type="float" office:value="240" calcext:value-type="float">
            <text:p>240</text:p>
          </table:table-cell>
          <table:table-cell table:style-name="ce2" table:formula="of:=ABr" office:value-type="float" office:value="200" calcext:value-type="float">
            <text:p>200</text:p>
          </table:table-cell>
          <table:table-cell table:style-name="ce2" table:formula="of:=TOT-[.K22]" office:value-type="float" office:value="440" calcext:value-type="float">
            <text:p>440</text:p>
          </table:table-cell>
          <table:table-cell table:style-name="ce15" table:formula="of:=[.D22]+[.E22]+[.F22]+[.G22]" office:value-type="float" office:value="940" calcext:value-type="float">
            <text:p>94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2]+[.E22]+[.F22]" office:value-type="float" office:value="500" calcext:value-type="float">
            <text:p>50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23]=&quot;L&quot;;L_trans; IF([.B23]=&quot;A&quot;;A_trans; IF([.B23]=&quot;Br&quot;;Br_trans;IF([.B23]=&quot;Be&quot;;Be_trans;IF([.B23]=&quot;P&quot;;P_trans; 0)))))" office:value-type="float" office:value="60" calcext:value-type="float">
            <text:p>60</text:p>
          </table:table-cell>
          <table:table-cell table:formula="of:=[.$J$13]" office:value-type="float" office:value="240" calcext:value-type="float">
            <text:p>24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23]" office:value-type="float" office:value="440" calcext:value-type="float">
            <text:p>440</text:p>
          </table:table-cell>
          <table:table-cell table:formula="of:=[.D23]+[.E23]+[.F23]+[.G23]" office:value-type="float" office:value="980" calcext:value-type="float">
            <text:p>980</text:p>
          </table:table-cell>
          <table:table-cell/>
          <table:table-cell table:formula="of:=[.D23]+[.E23]+[.F23]" office:value-type="float" office:value="540" calcext:value-type="float">
            <text:p>54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24]=&quot;L&quot;;L_trans; IF([.B24]=&quot;A&quot;;A_trans; IF([.B24]=&quot;Br&quot;;Br_trans;IF([.B24]=&quot;Be&quot;;Be_trans;IF([.B24]=&quot;P&quot;;P_trans; 0)))))" office:value-type="float" office:value="60" calcext:value-type="float">
            <text:p>60</text:p>
          </table:table-cell>
          <table:table-cell table:formula="of:=[.$J$13]" office:value-type="float" office:value="240" calcext:value-type="float">
            <text:p>24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24]" office:value-type="float" office:value="440" calcext:value-type="float">
            <text:p>440</text:p>
          </table:table-cell>
          <table:table-cell table:formula="of:=[.D24]+[.E24]+[.F24]+[.G24]" office:value-type="float" office:value="980" calcext:value-type="float">
            <text:p>980</text:p>
          </table:table-cell>
          <table:table-cell/>
          <table:table-cell table:formula="of:=[.D24]+[.E24]+[.F24]" office:value-type="float" office:value="540" calcext:value-type="float">
            <text:p>540</text:p>
          </table:table-cell>
          <table:table-cell table:formula="of:=LA" office:value-type="float" office:value="180" calcext:value-type="float">
            <text:p>180</text:p>
          </table:table-cell>
          <table:table-cell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formula="of:=IF([.B25]=&quot;L&quot;;L_trans; IF([.B25]=&quot;A&quot;;A_trans; IF([.B25]=&quot;Br&quot;;Br_trans;IF([.B25]=&quot;Be&quot;;Be_trans;IF([.B25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25]" office:value-type="float" office:value="620" calcext:value-type="float">
            <text:p>620</text:p>
          </table:table-cell>
          <table:table-cell table:formula="of:=[.D25]+[.E25]+[.F25]+[.G25]" office:value-type="float" office:value="1080" calcext:value-type="float">
            <text:p>1080</text:p>
          </table:table-cell>
          <table:table-cell/>
          <table:table-cell table:formula="of:=[.D25]+[.E25]+[.F25]" office:value-type="float" office:value="460" calcext:value-type="float">
            <text:p>4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26]=&quot;L&quot;;L_trans; IF([.B26]=&quot;A&quot;;A_trans; IF([.B26]=&quot;Br&quot;;Br_trans;IF([.B26]=&quot;Be&quot;;Be_trans;IF([.B26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26]" office:value-type="float" office:value="620" calcext:value-type="float">
            <text:p>620</text:p>
          </table:table-cell>
          <table:table-cell table:formula="of:=[.D26]+[.E26]+[.F26]+[.G26]" office:value-type="float" office:value="1140" calcext:value-type="float">
            <text:p>1140</text:p>
          </table:table-cell>
          <table:table-cell/>
          <table:table-cell table:formula="of:=[.D26]+[.E26]+[.F26]" office:value-type="float" office:value="520" calcext:value-type="float">
            <text:p>5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-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27]=&quot;L&quot;;L_trans; IF([.B27]=&quot;A&quot;;A_trans; IF([.B27]=&quot;Br&quot;;Br_trans;IF([.B27]=&quot;Be&quot;;Be_trans;IF([.B27]=&quot;P&quot;;P_trans; 0)))))" office:value-type="float" office:value="40" calcext:value-type="float">
            <text:p>40</text:p>
          </table:table-cell>
          <table:table-cell table:formula="of:=[.$J$16]" office:value-type="float" office:value="240" calcext:value-type="float">
            <text:p>24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27]" office:value-type="float" office:value="620" calcext:value-type="float">
            <text:p>620</text:p>
          </table:table-cell>
          <table:table-cell table:formula="of:=[.D27]+[.E27]+[.F27]+[.G27]" office:value-type="float" office:value="1020" calcext:value-type="float">
            <text:p>1020</text:p>
          </table:table-cell>
          <table:table-cell/>
          <table:table-cell table:formula="of:=[.D27]+[.E27]+[.F27]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e</text:p>
          </table:table-cell>
          <table:table-cell table:style-name="ce2" table:formula="of:=IF([.B28]=&quot;L&quot;;L_trans; IF([.B28]=&quot;A&quot;;A_trans; IF([.B28]=&quot;Br&quot;;Br_trans;IF([.B28]=&quot;Be&quot;;Be_trans;IF([.B28]=&quot;P&quot;;P_trans; 0)))))" office:value-type="float" office:value="40" calcext:value-type="float">
            <text:p>40</text:p>
          </table:table-cell>
          <table:table-cell table:style-name="ce2" table:formula="of:=[.$J$16]" office:value-type="float" office:value="240" calcext:value-type="float">
            <text:p>2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table:formula="of:=TOT-[.K28]" office:value-type="float" office:value="520" calcext:value-type="float">
            <text:p>520</text:p>
          </table:table-cell>
          <table:table-cell table:style-name="ce15" table:formula="of:=[.D28]+[.E28]+[.F28]+[.G28]" office:value-type="float" office:value="900" calcext:value-type="float">
            <text:p>9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D28]+[.E28]+[.F28]" office:value-type="float" office:value="380" calcext:value-type="float">
            <text:p>38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L-Br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29]=&quot;L&quot;;L_trans; IF([.B29]=&quot;A&quot;;A_trans; IF([.B29]=&quot;Br&quot;;Br_trans;IF([.B29]=&quot;Be&quot;;Be_trans;IF([.B29]=&quot;P&quot;;P_trans; 0)))))" office:value-type="float" office:value="60" calcext:value-type="float">
            <text:p>60</text:p>
          </table:table-cell>
          <table:table-cell table:style-name="ce1" table:formula="of:=[.$J$17]" office:value-type="float" office:value="340" calcext:value-type="float">
            <text:p>34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table:formula="of:=TOT-[.K29]" office:value-type="float" office:value="340" calcext:value-type="float">
            <text:p>340</text:p>
          </table:table-cell>
          <table:table-cell table:style-name="ce14" table:formula="of:=[.D29]+[.E29]+[.F29]+[.G29]" office:value-type="float" office:value="920" calcext:value-type="float">
            <text:p>92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29]+[.E29]+[.F29]" office:value-type="float" office:value="580" calcext:value-type="float">
            <text:p>58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30]=&quot;L&quot;;L_trans; IF([.B30]=&quot;A&quot;;A_trans; IF([.B30]=&quot;Br&quot;;Br_trans;IF([.B30]=&quot;Be&quot;;Be_trans;IF([.B30]=&quot;P&quot;;P_trans; 0)))))" office:value-type="float" office:value="60" calcext:value-type="float">
            <text:p>60</text:p>
          </table:table-cell>
          <table:table-cell table:formula="of:=[.$J$17]" office:value-type="float" office:value="340" calcext:value-type="float">
            <text:p>34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30]" office:value-type="float" office:value="520" calcext:value-type="float">
            <text:p>520</text:p>
          </table:table-cell>
          <table:table-cell table:formula="of:=[.D30]+[.E30]+[.F30]+[.G30]" office:value-type="float" office:value="1160" calcext:value-type="float">
            <text:p>1160</text:p>
          </table:table-cell>
          <table:table-cell/>
          <table:table-cell table:formula="of:=[.D30]+[.E30]+[.F30]" office:value-type="float" office:value="640" calcext:value-type="float">
            <text:p>64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-Br-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31]=&quot;L&quot;;L_trans; IF([.B31]=&quot;A&quot;;A_trans; IF([.B31]=&quot;Br&quot;;Br_trans;IF([.B31]=&quot;Be&quot;;Be_trans;IF([.B31]=&quot;P&quot;;P_trans; 0)))))" office:value-type="float" office:value="60" calcext:value-type="float">
            <text:p>60</text:p>
          </table:table-cell>
          <table:table-cell table:formula="of:=[.$J$17]" office:value-type="float" office:value="340" calcext:value-type="float">
            <text:p>34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31]" office:value-type="float" office:value="520" calcext:value-type="float">
            <text:p>520</text:p>
          </table:table-cell>
          <table:table-cell table:formula="of:=[.D31]+[.E31]+[.F31]+[.G31]" office:value-type="float" office:value="1100" calcext:value-type="float">
            <text:p>1100</text:p>
          </table:table-cell>
          <table:table-cell/>
          <table:table-cell table:formula="of:=[.D31]+[.E31]+[.F31]" office:value-type="float" office:value="580" calcext:value-type="float">
            <text:p>580</text:p>
          </table:table-cell>
          <table:table-cell table:style-name="ce20" table:formula="of:=LBr" office:value-type="float" office:value="100" calcext:value-type="float">
            <text:p>100</text:p>
          </table:table-cell>
          <table:table-cell table:style-name="ce20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formula="of:=IF([.B32]=&quot;L&quot;;L_trans; IF([.B32]=&quot;A&quot;;A_trans; IF([.B32]=&quot;Br&quot;;Br_trans;IF([.B32]=&quot;Be&quot;;Be_trans;IF([.B32]=&quot;P&quot;;P_trans; 0)))))" office:value-type="float" office:value="40" calcext:value-type="float">
            <text:p>40</text:p>
          </table:table-cell>
          <table:table-cell table:formula="of:=[.$J$20]" office:value-type="float" office:value="360" calcext:value-type="float">
            <text:p>360</text:p>
          </table:table-cell>
          <table:table-cell table:formula="of:=PL" office:value-type="float" office:value="180" calcext:value-type="float">
            <text:p>180</text:p>
          </table:table-cell>
          <table:table-cell table:formula="of:=TOT-[.K32]" office:value-type="float" office:value="520" calcext:value-type="float">
            <text:p>520</text:p>
          </table:table-cell>
          <table:table-cell table:formula="of:=[.D32]+[.E32]+[.F32]+[.G32]" office:value-type="float" office:value="1100" calcext:value-type="float">
            <text:p>1100</text:p>
          </table:table-cell>
          <table:table-cell/>
          <table:table-cell table:formula="of:=[.D32]+[.E32]+[.F32]" office:value-type="float" office:value="580" calcext:value-type="float">
            <text:p>5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[.B33]=&quot;L&quot;;L_trans; IF([.B33]=&quot;A&quot;;A_trans; IF([.B33]=&quot;Br&quot;;Br_trans;IF([.B33]=&quot;Be&quot;;Be_trans;IF([.B33]=&quot;P&quot;;P_trans; 0)))))" office:value-type="float" office:value="40" calcext:value-type="float">
            <text:p>40</text:p>
          </table:table-cell>
          <table:table-cell table:formula="of:=[.$J$20]" office:value-type="float" office:value="360" calcext:value-type="float">
            <text:p>360</text:p>
          </table:table-cell>
          <table:table-cell table:formula="of:=PA" office:value-type="float" office:value="240" calcext:value-type="float">
            <text:p>240</text:p>
          </table:table-cell>
          <table:table-cell table:formula="of:=TOT-[.K33]" office:value-type="float" office:value="520" calcext:value-type="float">
            <text:p>520</text:p>
          </table:table-cell>
          <table:table-cell table:formula="of:=[.D33]+[.E33]+[.F33]+[.G33]" office:value-type="float" office:value="1160" calcext:value-type="float">
            <text:p>1160</text:p>
          </table:table-cell>
          <table:table-cell/>
          <table:table-cell table:formula="of:=[.D33]+[.E33]+[.F33]" office:value-type="float" office:value="640" calcext:value-type="float">
            <text:p>6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P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e</text:p>
          </table:table-cell>
          <table:table-cell table:style-name="ce1" table:formula="of:=IF([.B34]=&quot;L&quot;;L_trans; IF([.B34]=&quot;A&quot;;A_trans; IF([.B34]=&quot;Br&quot;;Br_trans;IF([.B34]=&quot;Be&quot;;Be_trans;IF([.B34]=&quot;P&quot;;P_trans; 0)))))" office:value-type="float" office:value="40" calcext:value-type="float">
            <text:p>40</text:p>
          </table:table-cell>
          <table:table-cell table:style-name="ce1" table:formula="of:=[.$J$20]" office:value-type="float" office:value="360" calcext:value-type="float">
            <text:p>360</text:p>
          </table:table-cell>
          <table:table-cell table:style-name="ce1" table:formula="of:=PBe" office:value-type="float" office:value="100" calcext:value-type="float">
            <text:p>100</text:p>
          </table:table-cell>
          <table:table-cell table:style-name="ce1" table:formula="of:=TOT-[.K34]" office:value-type="float" office:value="420" calcext:value-type="float">
            <text:p>420</text:p>
          </table:table-cell>
          <table:table-cell table:style-name="ce14" table:formula="of:=[.D34]+[.E34]+[.F34]+[.G34]" office:value-type="float" office:value="920" calcext:value-type="float">
            <text:p>92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4]+[.E34]+[.F34]" office:value-type="float" office:value="500" calcext:value-type="float">
            <text:p>50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Br-P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Br</text:p>
          </table:table-cell>
          <table:table-cell table:formula="of:=IF([.B35]=&quot;L&quot;;L_trans; IF([.B35]=&quot;A&quot;;A_trans; IF([.B35]=&quot;Br&quot;;Br_trans;IF([.B35]=&quot;Be&quot;;Be_trans;IF([.B35]=&quot;P&quot;;P_trans; 0)))))" office:value-type="float" office:value="40" calcext:value-type="float">
            <text:p>40</text:p>
          </table:table-cell>
          <table:table-cell table:formula="of:=[.$J$20]" office:value-type="float" office:value="360" calcext:value-type="float">
            <text:p>360</text:p>
          </table:table-cell>
          <table:table-cell table:formula="of:=PBr" office:value-type="float" office:value="120" calcext:value-type="float">
            <text:p>120</text:p>
          </table:table-cell>
          <table:table-cell table:formula="of:=TOT-[.K35]" office:value-type="float" office:value="520" calcext:value-type="float">
            <text:p>520</text:p>
          </table:table-cell>
          <table:table-cell table:formula="of:=[.D35]+[.E35]+[.F35]+[.G35]" office:value-type="float" office:value="1040" calcext:value-type="float">
            <text:p>1040</text:p>
          </table:table-cell>
          <table:table-cell/>
          <table:table-cell table:formula="of:=[.D35]+[.E35]+[.F35]" office:value-type="float" office:value="520" calcext:value-type="float">
            <text:p>52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L</text:p>
          </table:table-cell>
          <table:table-cell table:formula="of:=IF([.B36]=&quot;L&quot;;L_trans; IF([.B36]=&quot;A&quot;;A_trans; IF([.B36]=&quot;Br&quot;;Br_trans;IF([.B36]=&quot;Be&quot;;Be_trans;IF([.B36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36]" office:value-type="float" office:value="520" calcext:value-type="float">
            <text:p>520</text:p>
          </table:table-cell>
          <table:table-cell table:formula="of:=[.D36]+[.E36]+[.F36]+[.G36]" office:value-type="float" office:value="1180" calcext:value-type="float">
            <text:p>1180</text:p>
          </table:table-cell>
          <table:table-cell/>
          <table:table-cell table:formula="of:=[.D36]+[.E36]+[.F36]" office:value-type="float" office:value="660" calcext:value-type="float">
            <text:p>66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37]=&quot;L&quot;;L_trans; IF([.B37]=&quot;A&quot;;A_trans; IF([.B37]=&quot;Br&quot;;Br_trans;IF([.B37]=&quot;Be&quot;;Be_trans;IF([.B37]=&quot;P&quot;;P_trans; 0)))))" office:value-type="float" office:value="40" calcext:value-type="float">
            <text:p>40</text:p>
          </table:table-cell>
          <table:table-cell table:style-name="ce1" table:formula="of:=[.$J$28]" office:value-type="float" office:value="380" calcext:value-type="float">
            <text:p>3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37]" office:value-type="float" office:value="280" calcext:value-type="float">
            <text:p>280</text:p>
          </table:table-cell>
          <table:table-cell table:style-name="ce14" table:formula="of:=[.D37]+[.E37]+[.F37]+[.G37]" office:value-type="float" office:value="940" calcext:value-type="float">
            <text:p>94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37]+[.E37]+[.F37]" office:value-type="float" office:value="660" calcext:value-type="float">
            <text:p>6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38]=&quot;L&quot;;L_trans; IF([.B38]=&quot;A&quot;;A_trans; IF([.B38]=&quot;Br&quot;;Br_trans;IF([.B38]=&quot;Be&quot;;Be_trans;IF([.B38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38]" office:value-type="float" office:value="520" calcext:value-type="float">
            <text:p>520</text:p>
          </table:table-cell>
          <table:table-cell table:formula="of:=[.D38]+[.E38]+[.F38]+[.G38]" office:value-type="float" office:value="1160" calcext:value-type="float">
            <text:p>1160</text:p>
          </table:table-cell>
          <table:table-cell/>
          <table:table-cell table:formula="of:=[.D38]+[.E38]+[.F38]" office:value-type="float" office:value="640" calcext:value-type="float">
            <text:p>64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39]=&quot;L&quot;;L_trans; IF([.B39]=&quot;A&quot;;A_trans; IF([.B39]=&quot;Br&quot;;Br_trans;IF([.B39]=&quot;Be&quot;;Be_trans;IF([.B39]=&quot;P&quot;;P_trans; 0)))))" office:value-type="float" office:value="40" calcext:value-type="float">
            <text:p>40</text:p>
          </table:table-cell>
          <table:table-cell table:formula="of:=[.$J$28]" office:value-type="float" office:value="380" calcext:value-type="float">
            <text:p>38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39]" office:value-type="float" office:value="520" calcext:value-type="float">
            <text:p>520</text:p>
          </table:table-cell>
          <table:table-cell table:formula="of:=[.D39]+[.E39]+[.F39]+[.G39]" office:value-type="float" office:value="1040" calcext:value-type="float">
            <text:p>1040</text:p>
          </table:table-cell>
          <table:table-cell/>
          <table:table-cell table:formula="of:=[.D39]+[.E39]+[.F39]" office:value-type="float" office:value="520" calcext:value-type="float">
            <text:p>520</text:p>
          </table:table-cell>
          <table:table-cell table:style-name="ce2" table:formula="of:=PBe" office:value-type="float" office:value="100" calcext:value-type="float">
            <text:p>100</text:p>
          </table:table-cell>
          <table:table-cell table:style-name="ce2" office:value-type="string" calcext:value-type="string">
            <text:p>P-B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L</text:p>
          </table:table-cell>
          <table:table-cell table:formula="of:=IF([.B40]=&quot;L&quot;;L_trans; IF([.B40]=&quot;A&quot;;A_trans; IF([.B40]=&quot;Br&quot;;Br_trans;IF([.B40]=&quot;Be&quot;;Be_trans;IF([.B40]=&quot;P&quot;;P_trans; 0)))))" office:value-type="float" office:value="40" calcext:value-type="float">
            <text:p>40</text:p>
          </table:table-cell>
          <table:table-cell table:formula="of:=[.$J$15]" office:value-type="float" office:value="300" calcext:value-type="float">
            <text:p>30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40]" office:value-type="float" office:value="620" calcext:value-type="float">
            <text:p>620</text:p>
          </table:table-cell>
          <table:table-cell table:formula="of:=[.D40]+[.E40]+[.F40]+[.G40]" office:value-type="float" office:value="1200" calcext:value-type="float">
            <text:p>1200</text:p>
          </table:table-cell>
          <table:table-cell/>
          <table:table-cell table:formula="of:=[.D40]+[.E40]+[.F40]" office:value-type="float" office:value="580" calcext:value-type="float">
            <text:p>5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</text:p>
          </table:table-cell>
          <table:table-cell table:style-name="ce1" table:formula="of:=IF([.B41]=&quot;L&quot;;L_trans; IF([.B41]=&quot;A&quot;;A_trans; IF([.B41]=&quot;Br&quot;;Br_trans;IF([.B41]=&quot;Be&quot;;Be_trans;IF([.B41]=&quot;P&quot;;P_trans; 0)))))" office:value-type="float" office:value="40" calcext:value-type="float">
            <text:p>40</text:p>
          </table:table-cell>
          <table:table-cell table:style-name="ce1" table:formula="of:=[.$J$15]" office:value-type="float" office:value="300" calcext:value-type="float">
            <text:p>30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table:formula="of:=TOT-[.K41]" office:value-type="float" office:value="380" calcext:value-type="float">
            <text:p>380</text:p>
          </table:table-cell>
          <table:table-cell table:style-name="ce14" table:formula="of:=[.D41]+[.E41]+[.F41]+[.G41]" office:value-type="float" office:value="960" calcext:value-type="float">
            <text:p>960</text:p>
          </table:table-cell>
          <table:table-cell table:style-name="ce1" office:value-type="string" calcext:value-type="string">
            <text:p>y</text:p>
          </table:table-cell>
          <table:table-cell table:style-name="ce1" table:formula="of:=[.D41]+[.E41]+[.F41]" office:value-type="float" office:value="580" calcext:value-type="float">
            <text:p>5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42]=&quot;L&quot;;L_trans; IF([.B42]=&quot;A&quot;;A_trans; IF([.B42]=&quot;Br&quot;;Br_trans;IF([.B42]=&quot;Be&quot;;Be_trans;IF([.B42]=&quot;P&quot;;P_trans; 0)))))" office:value-type="float" office:value="40" calcext:value-type="float">
            <text:p>40</text:p>
          </table:table-cell>
          <table:table-cell table:formula="of:=[.$J$15]" office:value-type="float" office:value="300" calcext:value-type="float">
            <text:p>30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42]" office:value-type="float" office:value="620" calcext:value-type="float">
            <text:p>620</text:p>
          </table:table-cell>
          <table:table-cell table:formula="of:=[.D42]+[.E42]+[.F42]+[.G42]" office:value-type="float" office:value="1180" calcext:value-type="float">
            <text:p>1180</text:p>
          </table:table-cell>
          <table:table-cell/>
          <table:table-cell table:formula="of:=[.D42]+[.E42]+[.F42]" office:value-type="float" office:value="560" calcext:value-type="float">
            <text:p>5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Be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43]=&quot;L&quot;;L_trans; IF([.B43]=&quot;A&quot;;A_trans; IF([.B43]=&quot;Br&quot;;Br_trans;IF([.B43]=&quot;Be&quot;;Be_trans;IF([.B43]=&quot;P&quot;;P_trans; 0)))))" office:value-type="float" office:value="40" calcext:value-type="float">
            <text:p>40</text:p>
          </table:table-cell>
          <table:table-cell table:formula="of:=[.$J$15]" office:value-type="float" office:value="300" calcext:value-type="float">
            <text:p>30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43]" office:value-type="float" office:value="620" calcext:value-type="float">
            <text:p>620</text:p>
          </table:table-cell>
          <table:table-cell table:formula="of:=[.D43]+[.E43]+[.F43]+[.G43]" office:value-type="float" office:value="1060" calcext:value-type="float">
            <text:p>1060</text:p>
          </table:table-cell>
          <table:table-cell/>
          <table:table-cell table:formula="of:=[.D43]+[.E43]+[.F43]" office:value-type="float" office:value="440" calcext:value-type="float">
            <text:p>4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r</text:p>
          </table:table-cell>
          <table:table-cell table:formula="of:=IF([.B44]=&quot;L&quot;;L_trans; IF([.B44]=&quot;A&quot;;A_trans; IF([.B44]=&quot;Br&quot;;Br_trans;IF([.B44]=&quot;Be&quot;;Be_trans;IF([.B44]=&quot;P&quot;;P_trans; 0)))))" office:value-type="float" office:value="60" calcext:value-type="float">
            <text:p>60</text:p>
          </table:table-cell>
          <table:table-cell table:formula="of:=[.$J$21]" office:value-type="float" office:value="480" calcext:value-type="float">
            <text:p>480</text:p>
          </table:table-cell>
          <table:table-cell table:formula="of:=LBr" office:value-type="float" office:value="100" calcext:value-type="float">
            <text:p>100</text:p>
          </table:table-cell>
          <table:table-cell table:formula="of:=TOT-[.K44]" office:value-type="float" office:value="340" calcext:value-type="float">
            <text:p>340</text:p>
          </table:table-cell>
          <table:table-cell table:formula="of:=[.D44]+[.E44]+[.F44]+[.G44]" office:value-type="float" office:value="980" calcext:value-type="float">
            <text:p>980</text:p>
          </table:table-cell>
          <table:table-cell/>
          <table:table-cell table:formula="of:=[.D44]+[.E44]+[.F44]" office:value-type="float" office:value="640" calcext:value-type="float">
            <text:p>640</text:p>
          </table:table-cell>
          <table:table-cell table:style-name="ce1" table:formula="of:=LA+LBr" office:value-type="float" office:value="280" calcext:value-type="float">
            <text:p>280</text:p>
          </table:table-cell>
          <table:table-cell table:style-name="ce1" office:value-type="string" calcext:value-type="string">
            <text:p>L-A, 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Be</text:p>
          </table:table-cell>
          <table:table-cell table:formula="of:=IF([.B45]=&quot;L&quot;;L_trans; IF([.B45]=&quot;A&quot;;A_trans; IF([.B45]=&quot;Br&quot;;Br_trans;IF([.B45]=&quot;Be&quot;;Be_trans;IF([.B45]=&quot;P&quot;;P_trans; 0)))))" office:value-type="float" office:value="60" calcext:value-type="float">
            <text:p>60</text:p>
          </table:table-cell>
          <table:table-cell table:formula="of:=[.$J$21]" office:value-type="float" office:value="480" calcext:value-type="float">
            <text:p>480</text:p>
          </table:table-cell>
          <table:table-cell table:formula="of:=LBe" office:value-type="float" office:value="240" calcext:value-type="float">
            <text:p>240</text:p>
          </table:table-cell>
          <table:table-cell table:formula="of:=TOT-[.K45]" office:value-type="float" office:value="440" calcext:value-type="float">
            <text:p>440</text:p>
          </table:table-cell>
          <table:table-cell table:formula="of:=[.D45]+[.E45]+[.F45]+[.G45]" office:value-type="float" office:value="1220" calcext:value-type="float">
            <text:p>1220</text:p>
          </table:table-cell>
          <table:table-cell/>
          <table:table-cell table:formula="of:=[.D45]+[.E45]+[.F45]" office:value-type="float" office:value="780" calcext:value-type="float">
            <text:p>78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A-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IF([.B46]=&quot;L&quot;;L_trans; IF([.B46]=&quot;A&quot;;A_trans; IF([.B46]=&quot;Br&quot;;Br_trans;IF([.B46]=&quot;Be&quot;;Be_trans;IF([.B46]=&quot;P&quot;;P_trans; 0)))))" office:value-type="float" office:value="60" calcext:value-type="float">
            <text:p>60</text:p>
          </table:table-cell>
          <table:table-cell table:formula="of:=[.$J$21]" office:value-type="float" office:value="480" calcext:value-type="float">
            <text:p>480</text:p>
          </table:table-cell>
          <table:table-cell table:formula="of:=LP" office:value-type="float" office:value="180" calcext:value-type="float">
            <text:p>180</text:p>
          </table:table-cell>
          <table:table-cell table:formula="of:=TOT-[.K46]" office:value-type="float" office:value="440" calcext:value-type="float">
            <text:p>440</text:p>
          </table:table-cell>
          <table:table-cell table:formula="of:=[.D46]+[.E46]+[.F46]+[.G46]" office:value-type="float" office:value="1160" calcext:value-type="float">
            <text:p>1160</text:p>
          </table:table-cell>
          <table:table-cell/>
          <table:table-cell table:formula="of:=[.D46]+[.E46]+[.F46]" office:value-type="float" office:value="720" calcext:value-type="float">
            <text:p>720</text:p>
          </table:table-cell>
          <table:table-cell table:style-name="ce1" table:formula="of:=LA" office:value-type="float" office:value="180" calcext:value-type="float">
            <text:p>180</text:p>
          </table:table-cell>
          <table:table-cell table:style-name="ce1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47]=&quot;L&quot;;L_trans; IF([.B47]=&quot;A&quot;;A_trans; IF([.B47]=&quot;Br&quot;;Br_trans;IF([.B47]=&quot;Be&quot;;Be_trans;IF([.B47]=&quot;P&quot;;P_trans; 0)))))" office:value-type="float" office:value="60" calcext:value-type="float">
            <text:p>60</text:p>
          </table:table-cell>
          <table:table-cell table:formula="of:=[.$J$29]" office:value-type="float" office:value="580" calcext:value-type="float">
            <text:p>58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47]" office:value-type="float" office:value="340" calcext:value-type="float">
            <text:p>340</text:p>
          </table:table-cell>
          <table:table-cell table:formula="of:=[.D47]+[.E47]+[.F47]+[.G47]" office:value-type="float" office:value="1160" calcext:value-type="float">
            <text:p>1160</text:p>
          </table:table-cell>
          <table:table-cell/>
          <table:table-cell table:formula="of:=[.D47]+[.E47]+[.F47]" office:value-type="float" office:value="820" calcext:value-type="float">
            <text:p>82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48]=&quot;L&quot;;L_trans; IF([.B48]=&quot;A&quot;;A_trans; IF([.B48]=&quot;Br&quot;;Br_trans;IF([.B48]=&quot;Be&quot;;Be_trans;IF([.B48]=&quot;P&quot;;P_trans; 0)))))" office:value-type="float" office:value="60" calcext:value-type="float">
            <text:p>60</text:p>
          </table:table-cell>
          <table:table-cell table:formula="of:=[.$J$29]" office:value-type="float" office:value="580" calcext:value-type="float">
            <text:p>5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48]" office:value-type="float" office:value="340" calcext:value-type="float">
            <text:p>340</text:p>
          </table:table-cell>
          <table:table-cell table:formula="of:=[.D48]+[.E48]+[.F48]+[.G48]" office:value-type="float" office:value="1220" calcext:value-type="float">
            <text:p>1220</text:p>
          </table:table-cell>
          <table:table-cell/>
          <table:table-cell table:formula="of:=[.D48]+[.E48]+[.F48]" office:value-type="float" office:value="880" calcext:value-type="float">
            <text:p>88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r-L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49]=&quot;L&quot;;L_trans; IF([.B49]=&quot;A&quot;;A_trans; IF([.B49]=&quot;Br&quot;;Br_trans;IF([.B49]=&quot;Be&quot;;Be_trans;IF([.B49]=&quot;P&quot;;P_trans; 0)))))" office:value-type="float" office:value="60" calcext:value-type="float">
            <text:p>60</text:p>
          </table:table-cell>
          <table:table-cell table:formula="of:=[.$J$29]" office:value-type="float" office:value="580" calcext:value-type="float">
            <text:p>5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49]" office:value-type="float" office:value="340" calcext:value-type="float">
            <text:p>340</text:p>
          </table:table-cell>
          <table:table-cell table:formula="of:=[.D49]+[.E49]+[.F49]+[.G49]" office:value-type="float" office:value="1220" calcext:value-type="float">
            <text:p>1220</text:p>
          </table:table-cell>
          <table:table-cell/>
          <table:table-cell table:formula="of:=[.D49]+[.E49]+[.F49]" office:value-type="float" office:value="880" calcext:value-type="float">
            <text:p>880</text:p>
          </table:table-cell>
          <table:table-cell table:style-name="ce1" table:formula="of:=LBr+LA" office:value-type="float" office:value="280" calcext:value-type="float">
            <text:p>280</text:p>
          </table:table-cell>
          <table:table-cell table:style-name="ce1" office:value-type="string" calcext:value-type="string">
            <text:p>L-Br, 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table:formula="of:=IF([.B50]=&quot;L&quot;;L_trans; IF([.B50]=&quot;A&quot;;A_trans; IF([.B50]=&quot;Br&quot;;Br_trans;IF([.B50]=&quot;Be&quot;;Be_trans;IF([.B50]=&quot;P&quot;;P_trans; 0)))))" office:value-type="float" office:value="40" calcext:value-type="float">
            <text:p>40</text:p>
          </table:table-cell>
          <table:table-cell table:formula="of:=[.$J$34]" office:value-type="float" office:value="500" calcext:value-type="float">
            <text:p>500</text:p>
          </table:table-cell>
          <table:table-cell table:formula="of:=BeL" office:value-type="float" office:value="240" calcext:value-type="float">
            <text:p>240</text:p>
          </table:table-cell>
          <table:table-cell table:formula="of:=TOT-[.K50]" office:value-type="float" office:value="420" calcext:value-type="float">
            <text:p>420</text:p>
          </table:table-cell>
          <table:table-cell table:formula="of:=[.D50]+[.E50]+[.F50]+[.G50]" office:value-type="float" office:value="1200" calcext:value-type="float">
            <text:p>1200</text:p>
          </table:table-cell>
          <table:table-cell/>
          <table:table-cell table:formula="of:=[.D50]+[.E50]+[.F50]" office:value-type="float" office:value="780" calcext:value-type="float">
            <text:p>78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A</text:p>
          </table:table-cell>
          <table:table-cell table:style-name="ce3" table:formula="of:=IF([.B51]=&quot;L&quot;;L_trans; IF([.B51]=&quot;A&quot;;A_trans; IF([.B51]=&quot;Br&quot;;Br_trans;IF([.B51]=&quot;Be&quot;;Be_trans;IF([.B51]=&quot;P&quot;;P_trans; 0)))))" office:value-type="float" office:value="40" calcext:value-type="float">
            <text:p>40</text:p>
          </table:table-cell>
          <table:table-cell table:style-name="ce3" table:formula="of:=[.$J$34]" office:value-type="float" office:value="500" calcext:value-type="float">
            <text:p>500</text:p>
          </table:table-cell>
          <table:table-cell table:style-name="ce3" table:formula="of:=BeA" office:value-type="float" office:value="240" calcext:value-type="float">
            <text:p>240</text:p>
          </table:table-cell>
          <table:table-cell table:style-name="ce3" table:formula="of:=TOT-[.K51]" office:value-type="float" office:value="180" calcext:value-type="float">
            <text:p>180</text:p>
          </table:table-cell>
          <table:table-cell table:style-name="ce16" table:formula="of:=[.D51]+[.E51]+[.F51]+[.G51]" office:value-type="float" office:value="960" calcext:value-type="float">
            <text:p>960</text:p>
          </table:table-cell>
          <table:table-cell table:style-name="ce3"/>
          <table:table-cell table:style-name="ce3" table:formula="of:=[.D51]+[.E51]+[.F51]" office:value-type="float" office:value="780" calcext:value-type="float">
            <text:p>78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Br</text:p>
          </table:table-cell>
          <table:table-cell table:formula="of:=IF([.B52]=&quot;L&quot;;L_trans; IF([.B52]=&quot;A&quot;;A_trans; IF([.B52]=&quot;Br&quot;;Br_trans;IF([.B52]=&quot;Be&quot;;Be_trans;IF([.B52]=&quot;P&quot;;P_trans; 0)))))" office:value-type="float" office:value="40" calcext:value-type="float">
            <text:p>40</text:p>
          </table:table-cell>
          <table:table-cell table:formula="of:=[.$J$34]" office:value-type="float" office:value="500" calcext:value-type="float">
            <text:p>500</text:p>
          </table:table-cell>
          <table:table-cell table:formula="of:=BeBr" office:value-type="float" office:value="220" calcext:value-type="float">
            <text:p>220</text:p>
          </table:table-cell>
          <table:table-cell table:formula="of:=TOT-[.K52]" office:value-type="float" office:value="420" calcext:value-type="float">
            <text:p>420</text:p>
          </table:table-cell>
          <table:table-cell table:formula="of:=[.D52]+[.E52]+[.F52]+[.G52]" office:value-type="float" office:value="1180" calcext:value-type="float">
            <text:p>1180</text:p>
          </table:table-cell>
          <table:table-cell/>
          <table:table-cell table:formula="of:=[.D52]+[.E52]+[.F52]" office:value-type="float" office:value="760" calcext:value-type="float">
            <text:p>76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P-Be</text:p>
          </table:table-cell>
          <table:table-cell table:style-name="ce2" office:value-type="string" calcext:value-type="string">
            <text:p>Be</text:p>
          </table:table-cell>
          <table:table-cell office:value-type="string" calcext:value-type="string">
            <text:p>P</text:p>
          </table:table-cell>
          <table:table-cell table:formula="of:=IF([.B53]=&quot;L&quot;;L_trans; IF([.B53]=&quot;A&quot;;A_trans; IF([.B53]=&quot;Br&quot;;Br_trans;IF([.B53]=&quot;Be&quot;;Be_trans;IF([.B53]=&quot;P&quot;;P_trans; 0)))))" office:value-type="float" office:value="40" calcext:value-type="float">
            <text:p>40</text:p>
          </table:table-cell>
          <table:table-cell table:formula="of:=[.$J$34]" office:value-type="float" office:value="500" calcext:value-type="float">
            <text:p>500</text:p>
          </table:table-cell>
          <table:table-cell table:formula="of:=BeP" office:value-type="float" office:value="100" calcext:value-type="float">
            <text:p>100</text:p>
          </table:table-cell>
          <table:table-cell table:formula="of:=TOT-[.K53]" office:value-type="float" office:value="420" calcext:value-type="float">
            <text:p>420</text:p>
          </table:table-cell>
          <table:table-cell table:formula="of:=[.D53]+[.E53]+[.F53]+[.G53]" office:value-type="float" office:value="1060" calcext:value-type="float">
            <text:p>1060</text:p>
          </table:table-cell>
          <table:table-cell/>
          <table:table-cell table:formula="of:=[.D53]+[.E53]+[.F53]" office:value-type="float" office:value="640" calcext:value-type="float">
            <text:p>640</text:p>
          </table:table-cell>
          <table:table-cell table:style-name="ce1" table:formula="of:=LBr+PBe" office:value-type="float" office:value="200" calcext:value-type="float">
            <text:p>200</text:p>
          </table:table-cell>
          <table:table-cell table:style-name="ce1" office:value-type="string" calcext:value-type="string">
            <text:p>L-Br, P-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L</text:p>
          </table:table-cell>
          <table:table-cell table:formula="of:=IF([.B54]=&quot;L&quot;;L_trans; IF([.B54]=&quot;A&quot;;A_trans; IF([.B54]=&quot;Br&quot;;Br_trans;IF([.B54]=&quot;Be&quot;;Be_trans;IF([.B54]=&quot;P&quot;;P_trans; 0)))))" office:value-type="float" office:value="80" calcext:value-type="float">
            <text:p>80</text:p>
          </table:table-cell>
          <table:table-cell table:formula="of:=[.$J$22]" office:value-type="float" office:value="500" calcext:value-type="float">
            <text:p>500</text:p>
          </table:table-cell>
          <table:table-cell table:formula="of:=BrL" office:value-type="float" office:value="100" calcext:value-type="float">
            <text:p>100</text:p>
          </table:table-cell>
          <table:table-cell table:formula="of:=TOT-[.K54]" office:value-type="float" office:value="440" calcext:value-type="float">
            <text:p>440</text:p>
          </table:table-cell>
          <table:table-cell table:formula="of:=[.D54]+[.E54]+[.F54]+[.G54]" office:value-type="float" office:value="1120" calcext:value-type="float">
            <text:p>1120</text:p>
          </table:table-cell>
          <table:table-cell/>
          <table:table-cell table:formula="of:=[.D54]+[.E54]+[.F54]" office:value-type="float" office:value="680" calcext:value-type="float">
            <text:p>68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A</text:p>
          </table:table-cell>
          <table:table-cell table:formula="of:=IF([.B55]=&quot;L&quot;;L_trans; IF([.B55]=&quot;A&quot;;A_trans; IF([.B55]=&quot;Br&quot;;Br_trans;IF([.B55]=&quot;Be&quot;;Be_trans;IF([.B55]=&quot;P&quot;;P_trans; 0)))))" office:value-type="float" office:value="80" calcext:value-type="float">
            <text:p>80</text:p>
          </table:table-cell>
          <table:table-cell table:formula="of:=[.$J$22]" office:value-type="float" office:value="500" calcext:value-type="float">
            <text:p>500</text:p>
          </table:table-cell>
          <table:table-cell table:formula="of:=BrA" office:value-type="float" office:value="200" calcext:value-type="float">
            <text:p>200</text:p>
          </table:table-cell>
          <table:table-cell table:formula="of:=TOT-[.K55]" office:value-type="float" office:value="440" calcext:value-type="float">
            <text:p>440</text:p>
          </table:table-cell>
          <table:table-cell table:formula="of:=[.D55]+[.E55]+[.F55]+[.G55]" office:value-type="float" office:value="1220" calcext:value-type="float">
            <text:p>1220</text:p>
          </table:table-cell>
          <table:table-cell/>
          <table:table-cell table:formula="of:=[.D55]+[.E55]+[.F55]" office:value-type="float" office:value="780" calcext:value-type="float">
            <text:p>78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Be</text:p>
          </table:table-cell>
          <table:table-cell table:formula="of:=IF([.B56]=&quot;L&quot;;L_trans; IF([.B56]=&quot;A&quot;;A_trans; IF([.B56]=&quot;Br&quot;;Br_trans;IF([.B56]=&quot;Be&quot;;Be_trans;IF([.B56]=&quot;P&quot;;P_trans; 0)))))" office:value-type="float" office:value="80" calcext:value-type="float">
            <text:p>80</text:p>
          </table:table-cell>
          <table:table-cell table:formula="of:=[.$J$22]" office:value-type="float" office:value="500" calcext:value-type="float">
            <text:p>500</text:p>
          </table:table-cell>
          <table:table-cell table:formula="of:=BrBe" office:value-type="float" office:value="220" calcext:value-type="float">
            <text:p>220</text:p>
          </table:table-cell>
          <table:table-cell table:formula="of:=TOT-[.K56]" office:value-type="float" office:value="440" calcext:value-type="float">
            <text:p>440</text:p>
          </table:table-cell>
          <table:table-cell table:formula="of:=[.D56]+[.E56]+[.F56]+[.G56]" office:value-type="float" office:value="1240" calcext:value-type="float">
            <text:p>1240</text:p>
          </table:table-cell>
          <table:table-cell/>
          <table:table-cell table:formula="of:=[.D56]+[.E56]+[.F56]" office:value-type="float" office:value="800" calcext:value-type="float">
            <text:p>80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A-Br</text:p>
          </table:table-cell>
          <table:table-cell table:style-name="ce2" office:value-type="string" calcext:value-type="string">
            <text:p>Br</text:p>
          </table:table-cell>
          <table:table-cell office:value-type="string" calcext:value-type="string">
            <text:p>P</text:p>
          </table:table-cell>
          <table:table-cell table:formula="of:=IF([.B57]=&quot;L&quot;;L_trans; IF([.B57]=&quot;A&quot;;A_trans; IF([.B57]=&quot;Br&quot;;Br_trans;IF([.B57]=&quot;Be&quot;;Be_trans;IF([.B57]=&quot;P&quot;;P_trans; 0)))))" office:value-type="float" office:value="80" calcext:value-type="float">
            <text:p>80</text:p>
          </table:table-cell>
          <table:table-cell table:formula="of:=[.$J$22]" office:value-type="float" office:value="500" calcext:value-type="float">
            <text:p>500</text:p>
          </table:table-cell>
          <table:table-cell table:formula="of:=BrP" office:value-type="float" office:value="120" calcext:value-type="float">
            <text:p>120</text:p>
          </table:table-cell>
          <table:table-cell table:formula="of:=TOT-[.K57]" office:value-type="float" office:value="440" calcext:value-type="float">
            <text:p>440</text:p>
          </table:table-cell>
          <table:table-cell table:formula="of:=[.D57]+[.E57]+[.F57]+[.G57]" office:value-type="float" office:value="1140" calcext:value-type="float">
            <text:p>1140</text:p>
          </table:table-cell>
          <table:table-cell/>
          <table:table-cell table:formula="of:=[.D57]+[.E57]+[.F57]" office:value-type="float" office:value="700" calcext:value-type="float">
            <text:p>700</text:p>
          </table:table-cell>
          <table:table-cell table:style-name="ce2" table:formula="of:=LA" office:value-type="float" office:value="180" calcext:value-type="float">
            <text:p>180</text:p>
          </table:table-cell>
          <table:table-cell table:style-name="ce2" office:value-type="string" calcext:value-type="string">
            <text:p>L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58]=&quot;L&quot;;L_trans; IF([.B58]=&quot;A&quot;;A_trans; IF([.B58]=&quot;Br&quot;;Br_trans;IF([.B58]=&quot;Be&quot;;Be_trans;IF([.B58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58]" office:value-type="float" office:value="280" calcext:value-type="float">
            <text:p>280</text:p>
          </table:table-cell>
          <table:table-cell table:formula="of:=[.D58]+[.E58]+[.F58]+[.G58]" office:value-type="float" office:value="1180" calcext:value-type="float">
            <text:p>1180</text:p>
          </table:table-cell>
          <table:table-cell/>
          <table:table-cell table:formula="of:=[.D58]+[.E58]+[.F58]" office:value-type="float" office:value="900" calcext:value-type="float">
            <text:p>90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59]=&quot;L&quot;;L_trans; IF([.B59]=&quot;A&quot;;A_trans; IF([.B59]=&quot;Br&quot;;Br_trans;IF([.B59]=&quot;Be&quot;;Be_trans;IF([.B59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59]" office:value-type="float" office:value="280" calcext:value-type="float">
            <text:p>280</text:p>
          </table:table-cell>
          <table:table-cell table:formula="of:=[.D59]+[.E59]+[.F59]+[.G59]" office:value-type="float" office:value="1240" calcext:value-type="float">
            <text:p>1240</text:p>
          </table:table-cell>
          <table:table-cell/>
          <table:table-cell table:formula="of:=[.D59]+[.E59]+[.F59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0]=&quot;L&quot;;L_trans; IF([.B60]=&quot;A&quot;;A_trans; IF([.B60]=&quot;Br&quot;;Br_trans;IF([.B60]=&quot;Be&quot;;Be_trans;IF([.B60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0]" office:value-type="float" office:value="280" calcext:value-type="float">
            <text:p>280</text:p>
          </table:table-cell>
          <table:table-cell table:formula="of:=[.D60]+[.E60]+[.F60]+[.G60]" office:value-type="float" office:value="1200" calcext:value-type="float">
            <text:p>1200</text:p>
          </table:table-cell>
          <table:table-cell/>
          <table:table-cell table:formula="of:=[.D60]+[.E60]+[.F60]" office:value-type="float" office:value="920" calcext:value-type="float">
            <text:p>92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P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1]=&quot;L&quot;;L_trans; IF([.B61]=&quot;A&quot;;A_trans; IF([.B61]=&quot;Br&quot;;Br_trans;IF([.B61]=&quot;Be&quot;;Be_trans;IF([.B61]=&quot;P&quot;;P_trans; 0)))))" office:value-type="float" office:value="60" calcext:value-type="float">
            <text:p>60</text:p>
          </table:table-cell>
          <table:table-cell table:formula="of:=[.$J$37]" office:value-type="float" office:value="660" calcext:value-type="float">
            <text:p>66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1]" office:value-type="float" office:value="280" calcext:value-type="float">
            <text:p>280</text:p>
          </table:table-cell>
          <table:table-cell table:formula="of:=[.D61]+[.E61]+[.F61]+[.G61]" office:value-type="float" office:value="1240" calcext:value-type="float">
            <text:p>1240</text:p>
          </table:table-cell>
          <table:table-cell/>
          <table:table-cell table:formula="of:=[.D61]+[.E61]+[.F61]" office:value-type="float" office:value="960" calcext:value-type="float">
            <text:p>960</text:p>
          </table:table-cell>
          <table:table-cell table:style-name="ce1" table:formula="of:=PBe+BeA" office:value-type="float" office:value="340" calcext:value-type="float">
            <text:p>340</text:p>
          </table:table-cell>
          <table:table-cell table:style-name="ce1" office:value-type="string" calcext:value-type="string">
            <text:p>P-Be, Be-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formula="of:=IF([.B62]=&quot;L&quot;;L_trans; IF([.B62]=&quot;A&quot;;A_trans; IF([.B62]=&quot;Br&quot;;Br_trans;IF([.B62]=&quot;Be&quot;;Be_trans;IF([.B62]=&quot;P&quot;;P_trans; 0)))))" office:value-type="float" office:value="60" calcext:value-type="float">
            <text:p>60</text:p>
          </table:table-cell>
          <table:table-cell table:formula="of:=[.$J$18]" office:value-type="float" office:value="440" calcext:value-type="float">
            <text:p>44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2]" office:value-type="float" office:value="520" calcext:value-type="float">
            <text:p>520</text:p>
          </table:table-cell>
          <table:table-cell table:style-name="ce17" table:formula="of:=[.D62]+[.E62]+[.F62]+[.G62]" office:value-type="float" office:value="1200" calcext:value-type="float">
            <text:p>1200</text:p>
          </table:table-cell>
          <table:table-cell/>
          <table:table-cell table:formula="of:=[.D62]+[.E62]+[.F62]" office:value-type="float" office:value="680" calcext:value-type="float">
            <text:p>68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3]=&quot;L&quot;;L_trans; IF([.B63]=&quot;A&quot;;A_trans; IF([.B63]=&quot;Br&quot;;Br_trans;IF([.B63]=&quot;Be&quot;;Be_trans;IF([.B63]=&quot;P&quot;;P_trans; 0)))))" office:value-type="float" office:value="60" calcext:value-type="float">
            <text:p>60</text:p>
          </table:table-cell>
          <table:table-cell table:formula="of:=[.$J$18]" office:value-type="float" office:value="440" calcext:value-type="float">
            <text:p>44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3]" office:value-type="float" office:value="520" calcext:value-type="float">
            <text:p>520</text:p>
          </table:table-cell>
          <table:table-cell table:style-name="ce17" table:formula="of:=[.D63]+[.E63]+[.F63]+[.G63]" office:value-type="float" office:value="1220" calcext:value-type="float">
            <text:p>1220</text:p>
          </table:table-cell>
          <table:table-cell/>
          <table:table-cell table:formula="of:=[.D63]+[.E63]+[.F63]" office:value-type="float" office:value="700" calcext:value-type="float">
            <text:p>70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4]=&quot;L&quot;;L_trans; IF([.B64]=&quot;A&quot;;A_trans; IF([.B64]=&quot;Br&quot;;Br_trans;IF([.B64]=&quot;Be&quot;;Be_trans;IF([.B64]=&quot;P&quot;;P_trans; 0)))))" office:value-type="float" office:value="60" calcext:value-type="float">
            <text:p>60</text:p>
          </table:table-cell>
          <table:table-cell table:formula="of:=[.$J$18]" office:value-type="float" office:value="440" calcext:value-type="float">
            <text:p>44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4]" office:value-type="float" office:value="520" calcext:value-type="float">
            <text:p>520</text:p>
          </table:table-cell>
          <table:table-cell table:style-name="ce17" table:formula="of:=[.D64]+[.E64]+[.F64]+[.G64]" office:value-type="float" office:value="1260" calcext:value-type="float">
            <text:p>1260</text:p>
          </table:table-cell>
          <table:table-cell/>
          <table:table-cell table:formula="of:=[.D64]+[.E64]+[.F64]" office:value-type="float" office:value="740" calcext:value-type="float">
            <text:p>7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-Br-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5]=&quot;L&quot;;L_trans; IF([.B65]=&quot;A&quot;;A_trans; IF([.B65]=&quot;Br&quot;;Br_trans;IF([.B65]=&quot;Be&quot;;Be_trans;IF([.B65]=&quot;P&quot;;P_trans; 0)))))" office:value-type="float" office:value="60" calcext:value-type="float">
            <text:p>60</text:p>
          </table:table-cell>
          <table:table-cell table:formula="of:=[.$J$18]" office:value-type="float" office:value="440" calcext:value-type="float">
            <text:p>44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5]" office:value-type="float" office:value="520" calcext:value-type="float">
            <text:p>520</text:p>
          </table:table-cell>
          <table:table-cell table:style-name="ce17" table:formula="of:=[.D65]+[.E65]+[.F65]+[.G65]" office:value-type="float" office:value="1260" calcext:value-type="float">
            <text:p>1260</text:p>
          </table:table-cell>
          <table:table-cell/>
          <table:table-cell table:formula="of:=[.D65]+[.E65]+[.F65]" office:value-type="float" office:value="740" calcext:value-type="float">
            <text:p>740</text:p>
          </table:table-cell>
          <table:table-cell table:style-name="ce2" table:formula="of:=LBr" office:value-type="float" office:value="100" calcext:value-type="float">
            <text:p>100</text:p>
          </table:table-cell>
          <table:table-cell table:style-name="ce2" office:value-type="string" calcext:value-type="string">
            <text:p>L-B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66]=&quot;L&quot;;L_trans; IF([.B66]=&quot;A&quot;;A_trans; IF([.B66]=&quot;Br&quot;;Br_trans;IF([.B66]=&quot;Be&quot;;Be_trans;IF([.B66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80" calcext:value-type="float">
            <text:p>58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66]" office:value-type="float" office:value="380" calcext:value-type="float">
            <text:p>380</text:p>
          </table:table-cell>
          <table:table-cell table:style-name="ce17" table:formula="of:=[.D66]+[.E66]+[.F66]+[.G66]" office:value-type="float" office:value="1200" calcext:value-type="float">
            <text:p>1200</text:p>
          </table:table-cell>
          <table:table-cell/>
          <table:table-cell table:formula="of:=[.D66]+[.E66]+[.F66]" office:value-type="float" office:value="820" calcext:value-type="float">
            <text:p>82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67]=&quot;L&quot;;L_trans; IF([.B67]=&quot;A&quot;;A_trans; IF([.B67]=&quot;Br&quot;;Br_trans;IF([.B67]=&quot;Be&quot;;Be_trans;IF([.B67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80" calcext:value-type="float">
            <text:p>58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67]" office:value-type="float" office:value="380" calcext:value-type="float">
            <text:p>380</text:p>
          </table:table-cell>
          <table:table-cell table:style-name="ce17" table:formula="of:=[.D67]+[.E67]+[.F67]+[.G67]" office:value-type="float" office:value="1220" calcext:value-type="float">
            <text:p>1220</text:p>
          </table:table-cell>
          <table:table-cell/>
          <table:table-cell table:formula="of:=[.D67]+[.E67]+[.F67]" office:value-type="float" office:value="840" calcext:value-type="float">
            <text:p>84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68]=&quot;L&quot;;L_trans; IF([.B68]=&quot;A&quot;;A_trans; IF([.B68]=&quot;Br&quot;;Br_trans;IF([.B68]=&quot;Be&quot;;Be_trans;IF([.B68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80" calcext:value-type="float">
            <text:p>5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68]" office:value-type="float" office:value="380" calcext:value-type="float">
            <text:p>380</text:p>
          </table:table-cell>
          <table:table-cell table:style-name="ce17" table:formula="of:=[.D68]+[.E68]+[.F68]+[.G68]" office:value-type="float" office:value="1260" calcext:value-type="float">
            <text:p>1260</text:p>
          </table:table-cell>
          <table:table-cell/>
          <table:table-cell table:formula="of:=[.D68]+[.E68]+[.F68]" office:value-type="float" office:value="880" calcext:value-type="float">
            <text:p>8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-Be-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69]=&quot;L&quot;;L_trans; IF([.B69]=&quot;A&quot;;A_trans; IF([.B69]=&quot;Br&quot;;Br_trans;IF([.B69]=&quot;Be&quot;;Be_trans;IF([.B69]=&quot;P&quot;;P_trans; 0)))))" office:value-type="float" office:value="60" calcext:value-type="float">
            <text:p>60</text:p>
          </table:table-cell>
          <table:table-cell table:style-name="ce11" table:formula="of:=[.$J$41]" office:value-type="float" office:value="580" calcext:value-type="float">
            <text:p>5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69]" office:value-type="float" office:value="380" calcext:value-type="float">
            <text:p>380</text:p>
          </table:table-cell>
          <table:table-cell table:style-name="ce17" table:formula="of:=[.D69]+[.E69]+[.F69]+[.G69]" office:value-type="float" office:value="1260" calcext:value-type="float">
            <text:p>1260</text:p>
          </table:table-cell>
          <table:table-cell/>
          <table:table-cell table:formula="of:=[.D69]+[.E69]+[.F69]" office:value-type="float" office:value="880" calcext:value-type="float">
            <text:p>880</text:p>
          </table:table-cell>
          <table:table-cell table:style-name="ce1" table:formula="of:=BeA" office:value-type="float" office:value="240" calcext:value-type="float">
            <text:p>240</text:p>
          </table:table-cell>
          <table:table-cell table:style-name="ce1" office:value-type="string" calcext:value-type="string">
            <text:p>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formula="of:=IF([.B70]=&quot;L&quot;;L_trans; IF([.B70]=&quot;A&quot;;A_trans; IF([.B70]=&quot;Br&quot;;Br_trans;IF([.B70]=&quot;Be&quot;;Be_trans;IF([.B70]=&quot;P&quot;;P_trans; 0)))))" office:value-type="float" office:value="60" calcext:value-type="float">
            <text:p>60</text:p>
          </table:table-cell>
          <table:table-cell table:formula="of:=[.$J$51]" office:value-type="float" office:value="780" calcext:value-type="float">
            <text:p>780</text:p>
          </table:table-cell>
          <table:table-cell table:formula="of:=AL" office:value-type="float" office:value="180" calcext:value-type="float">
            <text:p>180</text:p>
          </table:table-cell>
          <table:table-cell table:formula="of:=TOT-[.K70]" office:value-type="float" office:value="180" calcext:value-type="float">
            <text:p>180</text:p>
          </table:table-cell>
          <table:table-cell table:style-name="ce17" table:formula="of:=[.D70]+[.E70]+[.F70]+[.G70]" office:value-type="float" office:value="1200" calcext:value-type="float">
            <text:p>1200</text:p>
          </table:table-cell>
          <table:table-cell/>
          <table:table-cell table:formula="of:=[.D70]+[.E70]+[.F70]" office:value-type="float" office:value="1020" calcext:value-type="float">
            <text:p>102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e</text:p>
          </table:table-cell>
          <table:table-cell table:formula="of:=IF([.B71]=&quot;L&quot;;L_trans; IF([.B71]=&quot;A&quot;;A_trans; IF([.B71]=&quot;Br&quot;;Br_trans;IF([.B71]=&quot;Be&quot;;Be_trans;IF([.B71]=&quot;P&quot;;P_trans; 0)))))" office:value-type="float" office:value="60" calcext:value-type="float">
            <text:p>60</text:p>
          </table:table-cell>
          <table:table-cell table:formula="of:=[.$J$51]" office:value-type="float" office:value="780" calcext:value-type="float">
            <text:p>780</text:p>
          </table:table-cell>
          <table:table-cell table:formula="of:=ABr" office:value-type="float" office:value="200" calcext:value-type="float">
            <text:p>200</text:p>
          </table:table-cell>
          <table:table-cell table:formula="of:=TOT-[.K71]" office:value-type="float" office:value="180" calcext:value-type="float">
            <text:p>180</text:p>
          </table:table-cell>
          <table:table-cell table:style-name="ce17" table:formula="of:=[.D71]+[.E71]+[.F71]+[.G71]" office:value-type="float" office:value="1220" calcext:value-type="float">
            <text:p>1220</text:p>
          </table:table-cell>
          <table:table-cell/>
          <table:table-cell table:formula="of:=[.D71]+[.E71]+[.F71]" office:value-type="float" office:value="1040" calcext:value-type="float">
            <text:p>104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r</text:p>
          </table:table-cell>
          <table:table-cell table:formula="of:=IF([.B72]=&quot;L&quot;;L_trans; IF([.B72]=&quot;A&quot;;A_trans; IF([.B72]=&quot;Br&quot;;Br_trans;IF([.B72]=&quot;Be&quot;;Be_trans;IF([.B72]=&quot;P&quot;;P_trans; 0)))))" office:value-type="float" office:value="60" calcext:value-type="float">
            <text:p>60</text:p>
          </table:table-cell>
          <table:table-cell table:formula="of:=[.$J$51]" office:value-type="float" office:value="780" calcext:value-type="float">
            <text:p>780</text:p>
          </table:table-cell>
          <table:table-cell table:formula="of:=ABe" office:value-type="float" office:value="240" calcext:value-type="float">
            <text:p>240</text:p>
          </table:table-cell>
          <table:table-cell table:formula="of:=TOT-[.K72]" office:value-type="float" office:value="180" calcext:value-type="float">
            <text:p>180</text:p>
          </table:table-cell>
          <table:table-cell table:style-name="ce17" table:formula="of:=[.D72]+[.E72]+[.F72]+[.G72]" office:value-type="float" office:value="1260" calcext:value-type="float">
            <text:p>1260</text:p>
          </table:table-cell>
          <table:table-cell/>
          <table:table-cell table:formula="of:=[.D72]+[.E72]+[.F72]" office:value-type="float" office:value="1080" calcext:value-type="float">
            <text:p>108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-Br-P-Be-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IF([.B73]=&quot;L&quot;;L_trans; IF([.B73]=&quot;A&quot;;A_trans; IF([.B73]=&quot;Br&quot;;Br_trans;IF([.B73]=&quot;Be&quot;;Be_trans;IF([.B73]=&quot;P&quot;;P_trans; 0)))))" office:value-type="float" office:value="60" calcext:value-type="float">
            <text:p>60</text:p>
          </table:table-cell>
          <table:table-cell table:formula="of:=[.$J$51]" office:value-type="float" office:value="780" calcext:value-type="float">
            <text:p>780</text:p>
          </table:table-cell>
          <table:table-cell table:formula="of:=AP" office:value-type="float" office:value="240" calcext:value-type="float">
            <text:p>240</text:p>
          </table:table-cell>
          <table:table-cell table:formula="of:=TOT-[.K73]" office:value-type="float" office:value="180" calcext:value-type="float">
            <text:p>180</text:p>
          </table:table-cell>
          <table:table-cell table:style-name="ce17" table:formula="of:=[.D73]+[.E73]+[.F73]+[.G73]" office:value-type="float" office:value="1260" calcext:value-type="float">
            <text:p>1260</text:p>
          </table:table-cell>
          <table:table-cell/>
          <table:table-cell table:formula="of:=[.D73]+[.E73]+[.F73]" office:value-type="float" office:value="1080" calcext:value-type="float">
            <text:p>1080</text:p>
          </table:table-cell>
          <table:table-cell table:style-name="ce3" table:formula="of:=LBr+PBe+BeA" office:value-type="float" office:value="440" calcext:value-type="float">
            <text:p>440</text:p>
          </table:table-cell>
          <table:table-cell table:style-name="ce3" office:value-type="string" calcext:value-type="string">
            <text:p>L-Br, P-Be, Be-A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B74]=&quot;L&quot;;L_trans; IF([.B74]=&quot;A&quot;;A_trans; IF([.B74]=&quot;Br&quot;;Br_trans;IF([.B74]=&quot;Be&quot;;Be_trans;IF([.B74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4]" office:value-type="float" office:value="620" calcext:value-type="float">
            <text:p>620</text:p>
          </table:table-cell>
          <table:table-cell table:style-name="ce17" table:formula="of:=[.D74]+[.E74]+[.F74]+[.G74]" office:value-type="float" office:value="620" calcext:value-type="float">
            <text:p>620</text:p>
          </table:table-cell>
          <table:table-cell/>
          <table:table-cell table:formula="of:=[.D74]+[.E74]+[.F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5]=&quot;L&quot;;L_trans; IF([.B75]=&quot;A&quot;;A_trans; IF([.B75]=&quot;Br&quot;;Br_trans;IF([.B75]=&quot;Be&quot;;Be_trans;IF([.B75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5]" office:value-type="float" office:value="620" calcext:value-type="float">
            <text:p>620</text:p>
          </table:table-cell>
          <table:table-cell table:style-name="ce17" table:formula="of:=[.D75]+[.E75]+[.F75]+[.G75]" office:value-type="float" office:value="620" calcext:value-type="float">
            <text:p>620</text:p>
          </table:table-cell>
          <table:table-cell/>
          <table:table-cell table:formula="of:=[.D75]+[.E75]+[.F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IF([.B76]=&quot;L&quot;;L_trans; IF([.B76]=&quot;A&quot;;A_trans; IF([.B76]=&quot;Br&quot;;Br_trans;IF([.B76]=&quot;Be&quot;;Be_trans;IF([.B76]=&quot;P&quot;;P_trans; 0)))))" office:value-type="float" office:value="0" calcext:value-type="float">
            <text:p>0</text:p>
          </table:table-cell>
          <table:table-cell table:number-columns-repeated="2"/>
          <table:table-cell table:formula="of:=TOT-[.K76]" office:value-type="float" office:value="620" calcext:value-type="float">
            <text:p>620</text:p>
          </table:table-cell>
          <table:table-cell table:style-name="ce17" table:formula="of:=[.D76]+[.E76]+[.F76]+[.G76]" office:value-type="float" office:value="620" calcext:value-type="float">
            <text:p>620</text:p>
          </table:table-cell>
          <table:table-cell table:style-name="Default"/>
          <table:table-cell table:formula="of:=[.D76]+[.E76]+[.F7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</table:table>
      <table:named-expressions>
        <table:named-range table:name="AA" table:base-cell-address="$Sheet1.$I$4" table:cell-range-address="$Sheet1.$J$4"/>
        <table:named-range table:name="ABe" table:base-cell-address="$Sheet1.$I$6" table:cell-range-address="$Sheet1.$J$6"/>
        <table:named-range table:name="ABr" table:base-cell-address="$Sheet1.$I$5" table:cell-range-address="$Sheet1.$J$5"/>
        <table:named-range table:name="AL" table:base-cell-address="$Sheet1.$I$3" table:cell-range-address="$Sheet1.$J$3"/>
        <table:named-range table:name="AP" table:base-cell-address="$Sheet1.$I$7" table:cell-range-address="$Sheet1.$J$7"/>
        <table:named-range table:name="A_trans" table:base-cell-address="$Sheet1.$O$3" table:cell-range-address="$Sheet1.$P$3"/>
        <table:named-range table:name="BeA" table:base-cell-address="$Sheet1.$K$4" table:cell-range-address="$Sheet1.$L$4"/>
        <table:named-range table:name="BeBr" table:base-cell-address="$Sheet1.$K$5" table:cell-range-address="$Sheet1.$L$5"/>
        <table:named-range table:name="BeL" table:base-cell-address="$Sheet1.$K$3" table:cell-range-address="$Sheet1.$L$3"/>
        <table:named-range table:name="BeP" table:base-cell-address="$Sheet1.$K$7" table:cell-range-address="$Sheet1.$L$7"/>
        <table:named-range table:name="Be_trans" table:base-cell-address="$Sheet1.$Q$3" table:cell-range-address="$Sheet1.$R$3"/>
        <table:named-range table:name="BrA" table:base-cell-address="$Sheet1.$J$4" table:cell-range-address="$Sheet1.$K$4"/>
        <table:named-range table:name="BrBe" table:base-cell-address="$Sheet1.$J$6" table:cell-range-address="$Sheet1.$K$6"/>
        <table:named-range table:name="BrBr" table:base-cell-address="$Sheet1.$J$5" table:cell-range-address="$Sheet1.$K$5"/>
        <table:named-range table:name="BrL" table:base-cell-address="$Sheet1.$J$3" table:cell-range-address="$Sheet1.$K$3"/>
        <table:named-range table:name="BrP" table:base-cell-address="$Sheet1.$J$7" table:cell-range-address="$Sheet1.$K$7"/>
        <table:named-range table:name="Br_trans" table:base-cell-address="$Sheet1.$P$3" table:cell-range-address="$Sheet1.$Q$3"/>
        <table:named-range table:name="LA" table:base-cell-address="$Sheet1.$H$4" table:cell-range-address="$Sheet1.$I$4"/>
        <table:named-range table:name="LBe" table:base-cell-address="$Sheet1.$H$6" table:cell-range-address="$Sheet1.$I$6"/>
        <table:named-range table:name="LBr" table:base-cell-address="$Sheet1.$H$5" table:cell-range-address="$Sheet1.$I$5"/>
        <table:named-range table:name="LL" table:base-cell-address="$Sheet1.$H$3" table:cell-range-address="$Sheet1.$I$3"/>
        <table:named-range table:name="LP" table:base-cell-address="$Sheet1.$H$7" table:cell-range-address="$Sheet1.$I$7"/>
        <table:named-range table:name="L_trans" table:base-cell-address="$Sheet1.$N$3" table:cell-range-address="$Sheet1.$O$3"/>
        <table:named-range table:name="PA" table:base-cell-address="$Sheet1.$L$4" table:cell-range-address="$Sheet1.$M$4"/>
        <table:named-range table:name="PBe" table:base-cell-address="$Sheet1.$L$6" table:cell-range-address="$Sheet1.$M$6"/>
        <table:named-range table:name="PBr" table:base-cell-address="$Sheet1.$L$5" table:cell-range-address="$Sheet1.$M$5"/>
        <table:named-range table:name="PL" table:base-cell-address="$Sheet1.$L$3" table:cell-range-address="$Sheet1.$M$3"/>
        <table:named-range table:name="PP" table:base-cell-address="$Sheet1.$L$7" table:cell-range-address="$Sheet1.$M$7"/>
        <table:named-range table:name="P_trans" table:base-cell-address="$Sheet1.$R$3" table:cell-range-address="$Sheet1.$S$3"/>
        <table:named-range table:name="TOT" table:base-cell-address="$Sheet1.$C$6" table:cell-range-address="$Sheet1.$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6:05.439737619</meta:creation-date>
    <dc:date>2016-05-01T19:19:26.246003457</dc:date>
    <meta:editing-duration>PT4H32M48S</meta:editing-duration>
    <meta:editing-cycles>21</meta:editing-cycles>
    <meta:generator>LibreOffice/5.0.5.2$Linux_X86_64 LibreOffice_project/00m0$Build-2</meta:generator>
    <meta:document-statistic meta:table-count="1" meta:cell-count="768" meta:object-count="0"/>
  </office:meta>
</office:document-meta>
</file>